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71mm"/>
    </style:style>
    <style:style style:name="co2" style:family="table-column">
      <style:table-column-properties fo:break-before="auto" style:column-width="32.95mm"/>
    </style:style>
    <style:style style:name="co3" style:family="table-column">
      <style:table-column-properties fo:break-before="auto" style:column-width="38.3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s" number:country="CR">₡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₡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>
      <style:text-properties fo:font-weight="bold" style:font-weight-asian="bold" style:font-weight-complex="bold"/>
    </style:style>
    <style:style style:name="ce3" style:family="table-cell" style:parent-style-name="Default" style:data-style-name="N104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Presupuesto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e desea cobrar:</text:p>
          </table:table-cell>
          <table:table-cell office:value-type="currency" office:currency="CRC" office:value="55000000" calcext:value-type="currency">
            <text:p>₡ 55 000 000,00</text:p>
          </table:table-cell>
          <table:table-cell table:style-name="Default"/>
        </table:table-row>
        <table:table-row table:style-name="ro1" table:number-rows-repeated="2">
          <table:table-cell/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GASTO</text:p>
          </table:table-cell>
          <table:table-cell table:style-name="ce1" office:value-type="string" calcext:value-type="string">
            <text:p>COSTO MENSUAL</text:p>
          </table:table-cell>
          <table:table-cell table:style-name="ce1" office:value-type="string" calcext:value-type="string">
            <text:p>TOTAL (DOS MESES)</text:p>
          </table:table-cell>
        </table:table-row>
        <table:table-row table:style-name="ro1">
          <table:table-cell office:value-type="string" calcext:value-type="string">
            <text:p>Project manager (yo)</text:p>
          </table:table-cell>
          <table:table-cell office:value-type="currency" office:currency="CRC" office:value="1250000" calcext:value-type="currency">
            <text:p>₡ 1 250 000,00</text:p>
          </table:table-cell>
          <table:table-cell table:formula="of:=[.B7]*2" office:value-type="currency" office:currency="CRC" office:value="2500000" calcext:value-type="currency">
            <text:p>₡ 2 500 000,00</text:p>
          </table:table-cell>
        </table:table-row>
        <table:table-row table:style-name="ro1">
          <table:table-cell office:value-type="string" calcext:value-type="string">
            <text:p>Front-end developer 1</text:p>
          </table:table-cell>
          <table:table-cell office:value-type="currency" office:currency="CRC" office:value="850000" calcext:value-type="currency">
            <text:p>₡ 850 000,00</text:p>
          </table:table-cell>
          <table:table-cell table:formula="of:=[.B8]*2" office:value-type="currency" office:currency="CRC" office:value="1700000" calcext:value-type="currency">
            <text:p>₡ 1 700 000,00</text:p>
          </table:table-cell>
        </table:table-row>
        <table:table-row table:style-name="ro1">
          <table:table-cell office:value-type="string" calcext:value-type="string">
            <text:p>Front-end developer 2</text:p>
          </table:table-cell>
          <table:table-cell office:value-type="currency" office:currency="CRC" office:value="850000" calcext:value-type="currency">
            <text:p>₡ 850 000,00</text:p>
          </table:table-cell>
          <table:table-cell table:formula="of:=[.B9]*2" office:value-type="currency" office:currency="CRC" office:value="1700000" calcext:value-type="currency">
            <text:p>₡ 1 700 000,00</text:p>
          </table:table-cell>
        </table:table-row>
        <table:table-row table:style-name="ro1">
          <table:table-cell office:value-type="string" calcext:value-type="string">
            <text:p>Back-end developer 1</text:p>
          </table:table-cell>
          <table:table-cell office:value-type="currency" office:currency="CRC" office:value="850000" calcext:value-type="currency">
            <text:p>₡ 850 000,00</text:p>
          </table:table-cell>
          <table:table-cell table:formula="of:=[.B10]*2" office:value-type="currency" office:currency="CRC" office:value="1700000" calcext:value-type="currency">
            <text:p>₡ 1 700 000,00</text:p>
          </table:table-cell>
        </table:table-row>
        <table:table-row table:style-name="ro1">
          <table:table-cell office:value-type="string" calcext:value-type="string">
            <text:p>Back-end developer 2</text:p>
          </table:table-cell>
          <table:table-cell office:value-type="currency" office:currency="CRC" office:value="850000" calcext:value-type="currency">
            <text:p>₡ 850 000,00</text:p>
          </table:table-cell>
          <table:table-cell table:formula="of:=[.B11]*2" office:value-type="currency" office:currency="CRC" office:value="1700000" calcext:value-type="currency">
            <text:p>₡ 1 700 000,00</text:p>
          </table:table-cell>
        </table:table-row>
        <table:table-row table:style-name="ro1">
          <table:table-cell office:value-type="string" calcext:value-type="string">
            <text:p>Back-end developer 3</text:p>
          </table:table-cell>
          <table:table-cell office:value-type="currency" office:currency="CRC" office:value="850000" calcext:value-type="currency">
            <text:p>₡ 850 000,00</text:p>
          </table:table-cell>
          <table:table-cell table:formula="of:=[.B12]*2" office:value-type="currency" office:currency="CRC" office:value="1700000" calcext:value-type="currency">
            <text:p>₡ 1 700 000,00</text:p>
          </table:table-cell>
        </table:table-row>
        <table:table-row table:style-name="ro1">
          <table:table-cell office:value-type="string" calcext:value-type="string">
            <text:p>Arquitecto de la información</text:p>
          </table:table-cell>
          <table:table-cell office:value-type="currency" office:currency="CRC" office:value="950000" calcext:value-type="currency">
            <text:p>₡ 950 000,00</text:p>
          </table:table-cell>
          <table:table-cell table:formula="of:=[.B13]*2" office:value-type="currency" office:currency="CRC" office:value="1900000" calcext:value-type="currency">
            <text:p>₡ 1 900 000,00</text:p>
          </table:table-cell>
        </table:table-row>
        <table:table-row table:style-name="ro1">
          <table:table-cell office:value-type="string" calcext:value-type="string">
            <text:p>Asegurador de la calidad </text:p>
          </table:table-cell>
          <table:table-cell office:value-type="currency" office:currency="CRC" office:value="950000" calcext:value-type="currency">
            <text:p>₡ 950 000,00</text:p>
          </table:table-cell>
          <table:table-cell table:formula="of:=[.B14]*2" office:value-type="currency" office:currency="CRC" office:value="1900000" calcext:value-type="currency">
            <text:p>₡ 1 900 000,00</text:p>
          </table:table-cell>
        </table:table-row>
        <table:table-row table:style-name="ro1">
          <table:table-cell office:value-type="string" calcext:value-type="string">
            <text:p>Experto en seguridad</text:p>
          </table:table-cell>
          <table:table-cell office:value-type="currency" office:currency="CRC" office:value="950000" calcext:value-type="currency">
            <text:p>₡ 950 000,00</text:p>
          </table:table-cell>
          <table:table-cell table:formula="of:=[.B15]*2" office:value-type="currency" office:currency="CRC" office:value="1900000" calcext:value-type="currency">
            <text:p>₡ 1 900 000,00</text:p>
          </table:table-cell>
        </table:table-row>
        <table:table-row table:style-name="ro1">
          <table:table-cell office:value-type="string" calcext:value-type="string">
            <text:p>Soportista técnico</text:p>
          </table:table-cell>
          <table:table-cell office:value-type="currency" office:currency="CRC" office:value="600000" calcext:value-type="currency">
            <text:p>₡ 600 000,00</text:p>
          </table:table-cell>
          <table:table-cell table:formula="of:=[.B16]*2" office:value-type="currency" office:currency="CRC" office:value="1200000" calcext:value-type="currency">
            <text:p>₡ 1 200 000,00</text:p>
          </table:table-cell>
        </table:table-row>
        <table:table-row table:style-name="ro1">
          <table:table-cell office:value-type="string" calcext:value-type="string">
            <text:p>Asistente</text:p>
          </table:table-cell>
          <table:table-cell office:value-type="currency" office:currency="CRC" office:value="500000" calcext:value-type="currency">
            <text:p>₡ 500 000,00</text:p>
          </table:table-cell>
          <table:table-cell table:formula="of:=[.B17]*2" office:value-type="currency" office:currency="CRC" office:value="1000000" calcext:value-type="currency">
            <text:p>₡ 1 000 000,00</text:p>
          </table:table-cell>
        </table:table-row>
        <table:table-row table:style-name="ro1">
          <table:table-cell office:value-type="string" calcext:value-type="string">
            <text:p>Diseñador gráfico</text:p>
          </table:table-cell>
          <table:table-cell office:value-type="currency" office:currency="CRC" office:value="650000" calcext:value-type="currency">
            <text:p>₡ 650 000,00</text:p>
          </table:table-cell>
          <table:table-cell table:formula="of:=[.B18]*2" office:value-type="currency" office:currency="CRC" office:value="1300000" calcext:value-type="currency">
            <text:p>₡ 1 300 000,00</text:p>
          </table:table-cell>
        </table:table-row>
        <table:table-row table:style-name="ro1">
          <table:table-cell office:value-type="string" calcext:value-type="string">
            <text:p>Contador</text:p>
          </table:table-cell>
          <table:table-cell office:value-type="currency" office:currency="CRC" office:value="700000" calcext:value-type="currency">
            <text:p>₡ 700 000,00</text:p>
          </table:table-cell>
          <table:table-cell table:formula="of:=[.B19]*2" office:value-type="currency" office:currency="CRC" office:value="1400000" calcext:value-type="currency">
            <text:p>₡ 1 400 000,00</text:p>
          </table:table-cell>
        </table:table-row>
        <table:table-row table:style-name="ro1">
          <table:table-cell office:value-type="string" calcext:value-type="string">
            <text:p>Hosting</text:p>
          </table:table-cell>
          <table:table-cell office:value-type="currency" office:currency="CRC" office:value="500000" calcext:value-type="currency">
            <text:p>₡ 500 000,00</text:p>
          </table:table-cell>
          <table:table-cell table:formula="of:=[.B20]*2" office:value-type="currency" office:currency="CRC" office:value="1000000" calcext:value-type="currency">
            <text:p>₡ 1 000 000,00</text:p>
          </table:table-cell>
        </table:table-row>
        <table:table-row table:style-name="ro1">
          <table:table-cell office:value-type="string" calcext:value-type="string">
            <text:p>Luz y agua</text:p>
          </table:table-cell>
          <table:table-cell office:value-type="currency" office:currency="CRC" office:value="100000" calcext:value-type="currency">
            <text:p>₡ 100 000,00</text:p>
          </table:table-cell>
          <table:table-cell table:formula="of:=[.B21]*2" office:value-type="currency" office:currency="CRC" office:value="200000" calcext:value-type="currency">
            <text:p>₡ 200 000,00</text:p>
          </table:table-cell>
        </table:table-row>
        <table:table-row table:style-name="ro1">
          <table:table-cell office:value-type="string" calcext:value-type="string">
            <text:p>Internet</text:p>
          </table:table-cell>
          <table:table-cell office:value-type="currency" office:currency="CRC" office:value="100000" calcext:value-type="currency">
            <text:p>₡ 100 000,00</text:p>
          </table:table-cell>
          <table:table-cell table:formula="of:=[.B22]*2" office:value-type="currency" office:currency="CRC" office:value="200000" calcext:value-type="currency">
            <text:p>₡ 200 000,00</text:p>
          </table:table-cell>
        </table:table-row>
        <table:table-row table:style-name="ro1">
          <table:table-cell office:value-type="string" calcext:value-type="string">
            <text:p>realización de contrato</text:p>
          </table:table-cell>
          <table:table-cell table:style-name="Default"/>
          <table:table-cell office:value-type="currency" office:currency="CRC" office:value="100000" calcext:value-type="currency">
            <text:p>₡ 100 000,00</text:p>
          </table:table-cell>
        </table:table-row>
        <table:table-row table:style-name="ro1">
          <table:table-cell office:value-type="string" calcext:value-type="string">
            <text:p>viáticos</text:p>
          </table:table-cell>
          <table:table-cell office:value-type="currency" office:currency="CRC" office:value="100000" calcext:value-type="currency">
            <text:p>₡ 100 000,00</text:p>
          </table:table-cell>
          <table:table-cell table:formula="of:=[.B24]*2" office:value-type="currency" office:currency="CRC" office:value="200000" calcext:value-type="currency">
            <text:p>₡ 200 000,00</text:p>
          </table:table-cell>
        </table:table-row>
        <table:table-row table:style-name="ro1">
          <table:table-cell office:value-type="string" calcext:value-type="string">
            <text:p>alquiler espacio físico</text:p>
          </table:table-cell>
          <table:table-cell office:value-type="currency" office:currency="CRC" office:value="2000000" calcext:value-type="currency">
            <text:p>₡ 2 000 000,00</text:p>
          </table:table-cell>
          <table:table-cell table:formula="of:=[.B25]*2" office:value-type="currency" office:currency="CRC" office:value="4000000" calcext:value-type="currency">
            <text:p>₡ 4 000 000,00</text:p>
          </table:table-cell>
        </table:table-row>
        <table:table-row table:style-name="ro1">
          <table:table-cell office:value-type="string" calcext:value-type="string">
            <text:p>misceláneo</text:p>
          </table:table-cell>
          <table:table-cell office:value-type="currency" office:currency="CRC" office:value="450000" calcext:value-type="currency">
            <text:p>₡ 450 000,00</text:p>
          </table:table-cell>
          <table:table-cell table:formula="of:=[.B26]*2" office:value-type="currency" office:currency="CRC" office:value="900000" calcext:value-type="currency">
            <text:p>₡ 900 000,00</text:p>
          </table:table-cell>
        </table:table-row>
        <table:table-row table:style-name="ro1">
          <table:table-cell office:value-type="string" calcext:value-type="string">
            <text:p>otros (snacks, articulos limpieza,etc)</text:p>
          </table:table-cell>
          <table:table-cell office:value-type="currency" office:currency="CRC" office:value="500000" calcext:value-type="currency">
            <text:p>₡ 500 000,00</text:p>
          </table:table-cell>
          <table:table-cell table:formula="of:=[.B27]*2" office:value-type="currency" office:currency="CRC" office:value="1000000" calcext:value-type="currency">
            <text:p>₡ 1 000 000,00</text:p>
          </table:table-cell>
        </table:table-row>
        <table:table-row table:style-name="ro1">
          <table:table-cell office:value-type="string" calcext:value-type="string">
            <text:p>IVA 13%</text:p>
          </table:table-cell>
          <table:table-cell/>
          <table:table-cell table:formula="of:=[.B3]*0.13" office:value-type="currency" office:currency="CRC" office:value="7150000" calcext:value-type="currency">
            <text:p>₡ 7 150 000,00</text:p>
          </table:table-cell>
        </table:table-row>
        <table:table-row table:style-name="ro1">
          <table:table-cell office:value-type="string" calcext:value-type="string">
            <text:p>Impuesto sobre la renta 10%</text:p>
          </table:table-cell>
          <table:table-cell/>
          <table:table-cell table:formula="of:=[.B3]*0.1" office:value-type="currency" office:currency="CRC" office:value="5500000" calcext:value-type="currency">
            <text:p>₡ 5 500 000,00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2"/>
          <table:table-cell table:style-name="ce2" table:formula="of:=SUM([.C7:.C29])" office:value-type="currency" office:currency="CRC" office:value="41850000" calcext:value-type="currency">
            <text:p>₡ 41 850 000,00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<text:span text:style-name="T1">Como se desea cobrar ₡ 55 000 000,00 y el total de gastos durante los dos meses es de </text:span></text:p>
            <text:p><text:span text:style-name="T1">₡41 850 000,00 entonces la ganancia sería de:</text:span></text:p>
          </table:table-cell>
          <table:table-cell/>
          <table:table-cell table:style-name="Default"/>
        </table:table-row>
        <table:table-row table:style-name="ro1">
          <table:table-cell table:style-name="ce2" table:formula="of:=[.B3]-[.C30]" office:value-type="currency" office:currency="CRC" office:value="13150000" calcext:value-type="currency">
            <text:p>₡ 13 150 000,0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so serían ganancias y de ahí se sacaría el salario del dueño de la empresa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00:44:04.195000000</meta:creation-date>
    <dc:date>2020-04-16T01:25:06.688000000</dc:date>
    <meta:editing-duration>PT9M48S</meta:editing-duration>
    <meta:editing-cycles>2</meta:editing-cycles>
    <meta:generator>LibreOffice/6.0.4.2$Windows_X86_64 LibreOffice_project/9b0d9b32d5dcda91d2f1a96dc04c645c450872bf</meta:generator>
    <meta:document-statistic meta:table-count="1" meta:cell-count="77" meta:object-count="0"/>
  </office:meta>
</office:document-meta>
</file>